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2.73mm" svg:height="148.01mm" svg:x="80.63mm" svg:y="23.33mm">
            <draw:object draw:notify-on-update-of-ranges="Hoja1.G1:Hoja1.J1 Hoja1.G2:Hoja1.J2 Hoja1.G3:Hoja1.J3 Hoja1.G4:Hoja1.J4 Hoja1.G5:Hoja1.J5 Hoja1.G6:Hoja1.J6 Hoja1.G7:Hoja1.J7 Hoja1.G8:Hoja1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544854" calcext:value-type="float">
            <text:p>0,544854</text:p>
          </table:table-cell>
          <table:table-cell office:value-type="float" office:value="0.0155038" calcext:value-type="float">
            <text:p>0,0155038</text:p>
          </table:table-cell>
          <table:table-cell office:value-type="float" office:value="0.0140995" calcext:value-type="float">
            <text:p>0,0140995</text:p>
          </table:table-cell>
          <table:table-cell office:value-type="float" office:value="0.0149364" calcext:value-type="float">
            <text:p>0,0149364</text:p>
          </table:table-cell>
          <table:table-cell table:number-columns-repeated="2"/>
          <table:table-cell office:value-type="string" calcext:value-type="string">
            <text:p>Entropy</text:p>
          </table:table-cell>
          <table:table-cell office:value-type="string" calcext:value-type="string">
            <text:p>SSIM_R</text:p>
          </table:table-cell>
          <table:table-cell office:value-type="string" calcext:value-type="string">
            <text:p>SSIM_G</text:p>
          </table:table-cell>
          <table:table-cell office:value-type="string" calcext:value-type="string">
            <text:p>SSIM_B</text:p>
          </table:table-cell>
        </table:table-row>
        <table:table-row table:style-name="ro1">
          <table:table-cell office:value-type="float" office:value="0.658577" calcext:value-type="float">
            <text:p>0,658577</text:p>
          </table:table-cell>
          <table:table-cell office:value-type="float" office:value="0.00551113" calcext:value-type="float">
            <text:p>0,00551113</text:p>
          </table:table-cell>
          <table:table-cell office:value-type="float" office:value="0.00494194" calcext:value-type="float">
            <text:p>0,00494194</text:p>
          </table:table-cell>
          <table:table-cell office:value-type="float" office:value="0.00529456" calcext:value-type="float">
            <text:p>0,00529456</text:p>
          </table:table-cell>
          <table:table-cell table:number-columns-repeated="2"/>
          <table:table-cell table:formula="of:=1-[.A1]" office:value-type="float" office:value="0.455146" calcext:value-type="float">
            <text:p>0,455146</text:p>
          </table:table-cell>
          <table:table-cell table:formula="of:=1-[.B1]" office:value-type="float" office:value="0.9844962" calcext:value-type="float">
            <text:p>0,9844962</text:p>
          </table:table-cell>
          <table:table-cell table:formula="of:=1-[.C1]" office:value-type="float" office:value="0.9859005" calcext:value-type="float">
            <text:p>0,9859005</text:p>
          </table:table-cell>
          <table:table-cell table:formula="of:=1-[.D1]" office:value-type="float" office:value="0.9850636" calcext:value-type="float">
            <text:p>0,9850636</text:p>
          </table:table-cell>
        </table:table-row>
        <table:table-row table:style-name="ro1">
          <table:table-cell office:value-type="float" office:value="0.0425715" calcext:value-type="float">
            <text:p>0,0425715</text:p>
          </table:table-cell>
          <table:table-cell office:value-type="float" office:value="0.394656" calcext:value-type="float">
            <text:p>0,394656</text:p>
          </table:table-cell>
          <table:table-cell office:value-type="float" office:value="0.380667" calcext:value-type="float">
            <text:p>0,380667</text:p>
          </table:table-cell>
          <table:table-cell office:value-type="float" office:value="0.39842" calcext:value-type="float">
            <text:p>0,39842</text:p>
          </table:table-cell>
          <table:table-cell table:number-columns-repeated="2"/>
          <table:table-cell table:formula="of:=1-[.A2]" office:value-type="float" office:value="0.341423" calcext:value-type="float">
            <text:p>0,341423</text:p>
          </table:table-cell>
          <table:table-cell table:formula="of:=1-[.B2]" office:value-type="float" office:value="0.99448887" calcext:value-type="float">
            <text:p>0,99448887</text:p>
          </table:table-cell>
          <table:table-cell table:formula="of:=1-[.C2]" office:value-type="float" office:value="0.99505806" calcext:value-type="float">
            <text:p>0,99505806</text:p>
          </table:table-cell>
          <table:table-cell table:formula="of:=1-[.D2]" office:value-type="float" office:value="0.99470544" calcext:value-type="float">
            <text:p>0,99470544</text:p>
          </table:table-cell>
        </table:table-row>
        <table:table-row table:style-name="ro1">
          <table:table-cell office:value-type="float" office:value="0.0365424" calcext:value-type="float">
            <text:p>0,0365424</text:p>
          </table:table-cell>
          <table:table-cell office:value-type="float" office:value="0.401675" calcext:value-type="float">
            <text:p>0,401675</text:p>
          </table:table-cell>
          <table:table-cell office:value-type="float" office:value="0.388628" calcext:value-type="float">
            <text:p>0,388628</text:p>
          </table:table-cell>
          <table:table-cell office:value-type="float" office:value="0.402692" calcext:value-type="float">
            <text:p>0,402692</text:p>
          </table:table-cell>
          <table:table-cell table:number-columns-repeated="2"/>
          <table:table-cell table:formula="of:=1-[.A3]" office:value-type="float" office:value="0.9574285" calcext:value-type="float">
            <text:p>0,9574285</text:p>
          </table:table-cell>
          <table:table-cell table:formula="of:=1-[.B3]" office:value-type="float" office:value="0.605344" calcext:value-type="float">
            <text:p>0,605344</text:p>
          </table:table-cell>
          <table:table-cell table:formula="of:=1-[.C3]" office:value-type="float" office:value="0.619333" calcext:value-type="float">
            <text:p>0,619333</text:p>
          </table:table-cell>
          <table:table-cell table:formula="of:=1-[.D3]" office:value-type="float" office:value="0.60158" calcext:value-type="float">
            <text:p>0,60158</text:p>
          </table:table-cell>
        </table:table-row>
        <table:table-row table:style-name="ro1">
          <table:table-cell office:value-type="float" office:value="0.0350595" calcext:value-type="float">
            <text:p>0,0350595</text:p>
          </table:table-cell>
          <table:table-cell office:value-type="float" office:value="0.416776" calcext:value-type="float">
            <text:p>0,416776</text:p>
          </table:table-cell>
          <table:table-cell office:value-type="float" office:value="0.403636" calcext:value-type="float">
            <text:p>0,403636</text:p>
          </table:table-cell>
          <table:table-cell office:value-type="float" office:value="0.417654" calcext:value-type="float">
            <text:p>0,417654</text:p>
          </table:table-cell>
          <table:table-cell table:number-columns-repeated="2"/>
          <table:table-cell table:formula="of:=1-[.A4]" office:value-type="float" office:value="0.9634576" calcext:value-type="float">
            <text:p>0,9634576</text:p>
          </table:table-cell>
          <table:table-cell table:formula="of:=1-[.B4]" office:value-type="float" office:value="0.598325" calcext:value-type="float">
            <text:p>0,598325</text:p>
          </table:table-cell>
          <table:table-cell table:formula="of:=1-[.C4]" office:value-type="float" office:value="0.611372" calcext:value-type="float">
            <text:p>0,611372</text:p>
          </table:table-cell>
          <table:table-cell table:formula="of:=1-[.D4]" office:value-type="float" office:value="0.597308" calcext:value-type="float">
            <text:p>0,597308</text:p>
          </table:table-cell>
        </table:table-row>
        <table:table-row table:style-name="ro1">
          <table:table-cell office:value-type="float" office:value="0.611275" calcext:value-type="float">
            <text:p>0,611275</text:p>
          </table:table-cell>
          <table:table-cell office:value-type="float" office:value="0.00897331" calcext:value-type="float">
            <text:p>0,00897331</text:p>
          </table:table-cell>
          <table:table-cell office:value-type="float" office:value="0.00823064" calcext:value-type="float">
            <text:p>0,00823064</text:p>
          </table:table-cell>
          <table:table-cell office:value-type="float" office:value="0.00851013" calcext:value-type="float">
            <text:p>0,00851013</text:p>
          </table:table-cell>
          <table:table-cell table:number-columns-repeated="2"/>
          <table:table-cell table:formula="of:=1-[.A5]" office:value-type="float" office:value="0.9649405" calcext:value-type="float">
            <text:p>0,9649405</text:p>
          </table:table-cell>
          <table:table-cell table:formula="of:=1-[.B5]" office:value-type="float" office:value="0.583224" calcext:value-type="float">
            <text:p>0,583224</text:p>
          </table:table-cell>
          <table:table-cell table:formula="of:=1-[.C5]" office:value-type="float" office:value="0.596364" calcext:value-type="float">
            <text:p>0,596364</text:p>
          </table:table-cell>
          <table:table-cell table:formula="of:=1-[.D5]" office:value-type="float" office:value="0.582346" calcext:value-type="float">
            <text:p>0,582346</text:p>
          </table:table-cell>
        </table:table-row>
        <table:table-row table:style-name="ro1">
          <table:table-cell office:value-type="float" office:value="0.0342894" calcext:value-type="float">
            <text:p>0,0342894</text:p>
          </table:table-cell>
          <table:table-cell office:value-type="float" office:value="0.420948" calcext:value-type="float">
            <text:p>0,420948</text:p>
          </table:table-cell>
          <table:table-cell office:value-type="float" office:value="0.408035" calcext:value-type="float">
            <text:p>0,408035</text:p>
          </table:table-cell>
          <table:table-cell office:value-type="float" office:value="0.421891" calcext:value-type="float">
            <text:p>0,421891</text:p>
          </table:table-cell>
          <table:table-cell table:number-columns-repeated="2"/>
          <table:table-cell table:formula="of:=1-[.A6]" office:value-type="float" office:value="0.388725" calcext:value-type="float">
            <text:p>0,388725</text:p>
          </table:table-cell>
          <table:table-cell table:formula="of:=1-[.B6]" office:value-type="float" office:value="0.99102669" calcext:value-type="float">
            <text:p>0,99102669</text:p>
          </table:table-cell>
          <table:table-cell table:formula="of:=1-[.C6]" office:value-type="float" office:value="0.99176936" calcext:value-type="float">
            <text:p>0,99176936</text:p>
          </table:table-cell>
          <table:table-cell table:formula="of:=1-[.D6]" office:value-type="float" office:value="0.99148987" calcext:value-type="float">
            <text:p>0,99148987</text:p>
          </table:table-cell>
        </table:table-row>
        <table:table-row table:style-name="ro1">
          <table:table-cell office:value-type="float" office:value="0.788927" calcext:value-type="float">
            <text:p>0,788927</text:p>
          </table:table-cell>
          <table:table-cell office:value-type="float" office:value="0.000204143" calcext:value-type="float">
            <text:p>0,000204143</text:p>
          </table:table-cell>
          <table:table-cell office:value-type="float" office:value="0.0000526475" calcext:value-type="float">
            <text:p>5,26475E-05</text:p>
          </table:table-cell>
          <table:table-cell office:value-type="float" office:value="0.0000518143" calcext:value-type="float">
            <text:p>5,18143E-05</text:p>
          </table:table-cell>
          <table:table-cell table:number-columns-repeated="2"/>
          <table:table-cell table:formula="of:=1-[.A7]" office:value-type="float" office:value="0.9657106" calcext:value-type="float">
            <text:p>0,9657106</text:p>
          </table:table-cell>
          <table:table-cell table:formula="of:=1-[.B7]" office:value-type="float" office:value="0.579052" calcext:value-type="float">
            <text:p>0,579052</text:p>
          </table:table-cell>
          <table:table-cell table:formula="of:=1-[.C7]" office:value-type="float" office:value="0.591965" calcext:value-type="float">
            <text:p>0,591965</text:p>
          </table:table-cell>
          <table:table-cell table:formula="of:=1-[.D7]" office:value-type="float" office:value="0.578109" calcext:value-type="float">
            <text:p>0,578109</text:p>
          </table:table-cell>
        </table:table-row>
        <table:table-row table:style-name="ro1">
          <table:table-cell table:number-columns-repeated="6"/>
          <table:table-cell table:formula="of:=1-[.A8]" office:value-type="float" office:value="0.211073" calcext:value-type="float">
            <text:p>0,211073</text:p>
          </table:table-cell>
          <table:table-cell table:formula="of:=1-[.B8]" office:value-type="float" office:value="0.999795857" calcext:value-type="float">
            <text:p>0,999795857</text:p>
          </table:table-cell>
          <table:table-cell table:formula="of:=1-[.C8]" office:value-type="float" office:value="0.9999473525" calcext:value-type="float">
            <text:p>0,9999473525</text:p>
          </table:table-cell>
          <table:table-cell table:formula="of:=1-[.D8]" office:value-type="float" office:value="0.9999481857" calcext:value-type="float">
            <text:p>0,9999481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7:09:22.211106894</meta:creation-date>
    <dc:date>2018-03-05T18:28:41.772450624</dc:date>
    <meta:editing-duration>PT8M18S</meta:editing-duration>
    <meta:editing-cycles>1</meta:editing-cycles>
    <meta:document-statistic meta:table-count="1" meta:cell-count="68" meta:object-count="1"/>
    <meta:generator>LibreOffice/6.0.1.1$Linux_X86_64 LibreOffice_project/495c3e00b55e5e4e1259251ce74f1b4b6fa02ff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74cm" svg:height="14.802cm" xlink:href=".." xlink:type="simple" chart:class="chart:radar" chart:style-name="ch1">
        <chart:legend chart:legend-position="end" svg:x="20.898cm" svg:y="5.608cm" style:legend-expansion="high" chart:style-name="ch2"/>
        <chart:plot-area chart:style-name="ch3" table:cell-range-address="Hoja1.G1:Hoja1.J8" chart:data-source-has-labels="both" svg:x="0.465cm" svg:y="0.296cm" svg:width="19.968cm" svg:height="14.21cm">
          <chartooo:coordinate-region svg:x="4.688cm" svg:y="1.641cm" svg:width="11.52cm" svg:height="11.52cm"/>
          <chart:axis chart:dimension="x" chart:name="primary-x" chart:style-name="ch4" chartooo:axis-type="auto">
            <chartooo:date-scale/>
            <chart:categories table:cell-range-address="Hoja1.G1:Hoja1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G2:Hoja1.J2" loext:label-string="result1" chart:class="chart:radar">
            <chart:data-point chart:repeated="4"/>
          </chart:series>
          <chart:series chart:style-name="ch7" chart:values-cell-range-address="Hoja1.G3:Hoja1.J3" loext:label-string="result2" chart:class="chart:radar">
            <chart:data-point chart:repeated="4"/>
          </chart:series>
          <chart:series chart:style-name="ch8" chart:values-cell-range-address="Hoja1.G4:Hoja1.J4" loext:label-string="result3" chart:class="chart:radar">
            <chart:data-point chart:repeated="4"/>
          </chart:series>
          <chart:series chart:style-name="ch9" chart:values-cell-range-address="Hoja1.G5:Hoja1.J5" loext:label-string="result4" chart:class="chart:radar">
            <chart:data-point chart:repeated="4"/>
          </chart:series>
          <chart:series chart:style-name="ch10" chart:values-cell-range-address="Hoja1.G6:Hoja1.J6" loext:label-string="result5" chart:class="chart:radar">
            <chart:data-point chart:repeated="4"/>
          </chart:series>
          <chart:series chart:style-name="ch11" chart:values-cell-range-address="Hoja1.G7:Hoja1.J7" loext:label-string="result6" chart:class="chart:radar">
            <chart:data-point chart:repeated="4"/>
          </chart:series>
          <chart:series chart:style-name="ch12" chart:values-cell-range-address="Hoja1.G8:Hoja1.J8" loext:label-string="result7" chart:class="chart:rad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1</text:p>
              </table:table-cell>
              <table:table-cell office:value-type="string">
                <text:p>result2</text:p>
              </table:table-cell>
              <table:table-cell office:value-type="string">
                <text:p>result3</text:p>
              </table:table-cell>
              <table:table-cell office:value-type="string">
                <text:p>result4</text:p>
              </table:table-cell>
              <table:table-cell office:value-type="string">
                <text:p>result5</text:p>
              </table:table-cell>
              <table:table-cell office:value-type="string">
                <text:p>result6</text:p>
              </table:table-cell>
              <table:table-cell office:value-type="string">
                <text:p>result7</text:p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Hoja1.G1:Hoja1.J1</svg:desc>
                </draw:g>
              </table:table-cell>
              <table:table-cell office:value-type="float" office:value="0.455146">
                <text:p>0.455146</text:p>
                <draw:g>
                  <svg:desc>Hoja1.G2:Hoja1.J2</svg:desc>
                </draw:g>
              </table:table-cell>
              <table:table-cell office:value-type="float" office:value="0.341423">
                <text:p>0.341423</text:p>
                <draw:g>
                  <svg:desc>Hoja1.G3:Hoja1.J3</svg:desc>
                </draw:g>
              </table:table-cell>
              <table:table-cell office:value-type="float" office:value="0.9574285">
                <text:p>0.9574285</text:p>
                <draw:g>
                  <svg:desc>Hoja1.G4:Hoja1.J4</svg:desc>
                </draw:g>
              </table:table-cell>
              <table:table-cell office:value-type="float" office:value="0.9634576">
                <text:p>0.9634576</text:p>
                <draw:g>
                  <svg:desc>Hoja1.G5:Hoja1.J5</svg:desc>
                </draw:g>
              </table:table-cell>
              <table:table-cell office:value-type="float" office:value="0.9649405">
                <text:p>0.9649405</text:p>
                <draw:g>
                  <svg:desc>Hoja1.G6:Hoja1.J6</svg:desc>
                </draw:g>
              </table:table-cell>
              <table:table-cell office:value-type="float" office:value="0.388725">
                <text:p>0.388725</text:p>
                <draw:g>
                  <svg:desc>Hoja1.G7:Hoja1.J7</svg:desc>
                </draw:g>
              </table:table-cell>
              <table:table-cell office:value-type="float" office:value="0.9657106">
                <text:p>0.9657106</text:p>
                <draw:g>
                  <svg:desc>Hoja1.G8:Hoja1.J8</svg:desc>
                </draw:g>
              </table:table-cell>
            </table:table-row>
            <table:table-row>
              <table:table-cell office:value-type="string">
                <text:p>SSIM_R</text:p>
              </table:table-cell>
              <table:table-cell office:value-type="float" office:value="0.9844962">
                <text:p>0.9844962</text:p>
              </table:table-cell>
              <table:table-cell office:value-type="float" office:value="0.99448887">
                <text:p>0.99448887</text:p>
              </table:table-cell>
              <table:table-cell office:value-type="float" office:value="0.605344">
                <text:p>0.605344</text:p>
              </table:table-cell>
              <table:table-cell office:value-type="float" office:value="0.598325">
                <text:p>0.598325</text:p>
              </table:table-cell>
              <table:table-cell office:value-type="float" office:value="0.583224">
                <text:p>0.583224</text:p>
              </table:table-cell>
              <table:table-cell office:value-type="float" office:value="0.99102669">
                <text:p>0.99102669</text:p>
              </table:table-cell>
              <table:table-cell office:value-type="float" office:value="0.579052">
                <text:p>0.579052</text:p>
              </table:table-cell>
            </table:table-row>
            <table:table-row>
              <table:table-cell office:value-type="string">
                <text:p>SSIM_G</text:p>
              </table:table-cell>
              <table:table-cell office:value-type="float" office:value="0.9859005">
                <text:p>0.9859005</text:p>
              </table:table-cell>
              <table:table-cell office:value-type="float" office:value="0.99505806">
                <text:p>0.99505806</text:p>
              </table:table-cell>
              <table:table-cell office:value-type="float" office:value="0.619333">
                <text:p>0.619333</text:p>
              </table:table-cell>
              <table:table-cell office:value-type="float" office:value="0.611372">
                <text:p>0.611372</text:p>
              </table:table-cell>
              <table:table-cell office:value-type="float" office:value="0.596364">
                <text:p>0.596364</text:p>
              </table:table-cell>
              <table:table-cell office:value-type="float" office:value="0.99176936">
                <text:p>0.99176936</text:p>
              </table:table-cell>
              <table:table-cell office:value-type="float" office:value="0.591965">
                <text:p>0.591965</text:p>
              </table:table-cell>
            </table:table-row>
            <table:table-row>
              <table:table-cell office:value-type="string">
                <text:p>SSIM_B</text:p>
              </table:table-cell>
              <table:table-cell office:value-type="float" office:value="0.9850636">
                <text:p>0.9850636</text:p>
              </table:table-cell>
              <table:table-cell office:value-type="float" office:value="0.99470544">
                <text:p>0.99470544</text:p>
              </table:table-cell>
              <table:table-cell office:value-type="float" office:value="0.60158">
                <text:p>0.60158</text:p>
              </table:table-cell>
              <table:table-cell office:value-type="float" office:value="0.597308">
                <text:p>0.597308</text:p>
              </table:table-cell>
              <table:table-cell office:value-type="float" office:value="0.582346">
                <text:p>0.582346</text:p>
              </table:table-cell>
              <table:table-cell office:value-type="float" office:value="0.99148987">
                <text:p>0.99148987</text:p>
              </table:table-cell>
              <table:table-cell office:value-type="float" office:value="0.578109">
                <text:p>0.578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495c3e00b55e5e4e1259251ce74f1b4b6fa02ff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